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20"/>
    <style:style style:name="P20" style:family="paragraph" style:parent-style-name="Standard" style:list-style-name="L21"/>
    <style:style style:name="P21" style:family="paragraph" style:parent-style-name="Standard" style:list-style-name="L22"/>
    <style:style style:name="P22" style:family="paragraph" style:parent-style-name="Standard" style:list-style-name="L23"/>
    <style:style style:name="P23" style:family="paragraph" style:parent-style-name="Standard" style:list-style-name="L24"/>
    <style:style style:name="P24" style:family="paragraph" style:parent-style-name="Standard" style:list-style-name="L25"/>
    <style:style style:name="P25" style:family="paragraph" style:parent-style-name="Standard" style:list-style-name="L26"/>
    <style:style style:name="P26" style:family="paragraph" style:parent-style-name="Standard" style:list-style-name="L27"/>
    <style:style style:name="P27" style:family="paragraph" style:parent-style-name="Standard" style:list-style-name="L28"/>
    <style:style style:name="P28" style:family="paragraph" style:parent-style-name="Standard" style:list-style-name="L29"/>
    <style:style style:name="P29" style:family="paragraph" style:parent-style-name="Standard" style:list-style-name="L30"/>
    <style:style style:name="P30" style:family="paragraph" style:parent-style-name="Standard" style:list-style-name="L31"/>
    <style:style style:name="P31" style:family="paragraph" style:parent-style-name="Standard" style:list-style-name="L32"/>
    <style:style style:name="P32" style:family="paragraph" style:parent-style-name="Standard" style:list-style-name="L33"/>
    <style:style style:name="P33" style:family="paragraph" style:parent-style-name="Standard" style:list-style-name="L34"/>
    <style:style style:name="P34" style:family="paragraph" style:parent-style-name="Standard" style:list-style-name="L35"/>
    <style:style style:name="P35" style:family="paragraph" style:parent-style-name="Standard" style:list-style-name="L36"/>
    <style:style style:name="P36" style:family="paragraph" style:parent-style-name="Standard" style:list-style-name="L37"/>
    <style:style style:name="P37" style:family="paragraph" style:parent-style-name="Standard" style:list-style-name="L38"/>
    <style:style style:name="P38" style:family="paragraph" style:parent-style-name="Standard" style:list-style-name="L39"/>
    <style:style style:name="P39" style:family="paragraph" style:parent-style-name="Standard" style:list-style-name="L40"/>
    <style:style style:name="P40" style:family="paragraph" style:parent-style-name="Standard" style:list-style-name="L41"/>
    <style:style style:name="P41" style:family="paragraph" style:parent-style-name="Standard" style:list-style-name="L42"/>
    <style:style style:name="P42" style:family="paragraph" style:parent-style-name="Standard" style:list-style-name="L43"/>
    <style:style style:name="P43" style:family="paragraph" style:parent-style-name="Standard" style:list-style-name="L44"/>
    <style:style style:name="P44" style:family="paragraph" style:parent-style-name="Standard" style:list-style-name="L45"/>
    <style:style style:name="P45" style:family="paragraph" style:parent-style-name="Standard" style:list-style-name="L17">
      <style:paragraph-properties style:writing-mode="lr-tb"/>
    </style:style>
    <style:style style:name="P46" style:family="paragraph" style:parent-style-name="Standard" style:list-style-name="L18">
      <style:paragraph-properties style:writing-mode="lr-tb"/>
    </style:style>
    <style:style style:name="P47" style:family="paragraph" style:parent-style-name="Standard" style:list-style-name="L19">
      <style:paragraph-properties style:writing-mode="lr-tb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sLab Index</text:p>
      <text:p text:style-name="Standard"/>
      <text:p text:style-name="Standard">Lab2a</text:p>
      <text:list xml:id="list724597980" text:style-name="L1">
        <text:list-item>
          <text:p text:style-name="P3">press and release functions</text:p>
        </text:list-item>
        <text:list-item>
          <text:p text:style-name="P3">setting end points</text:p>
        </text:list-item>
        <text:list-item>
          <text:p text:style-name="P3">translate method</text:p>
        </text:list-item>
        <text:list-item>
          <text:p text:style-name="P3">changing variables</text:p>
        </text:list-item>
        <text:list-item>
          <text:p text:style-name="P3">move</text:p>
        </text:list-item>
        <text:list-item>
          <text:p text:style-name="P3">random int generator</text:p>
        </text:list-item>
        <text:list-item>
          <text:p text:style-name="P3">scribbling lines</text:p>
        </text:list-item>
      </text:list>
      <text:p text:style-name="Standard"/>
      <text:p text:style-name="Standard">Lab 3a</text:p>
      <text:list xml:id="list1473038127" text:style-name="L2">
        <text:list-item>
          <text:p text:style-name="P4">get.X() get.Y()</text:p>
        </text:list-item>
        <text:list-item>
          <text:p text:style-name="P4">if statements</text:p>
        </text:list-item>
        <text:list-item>
          <text:p text:style-name="P4">determining if objects are the same/similar (point.equals(lastPoint)</text:p>
        </text:list-item>
        <text:list-item>
          <text:p text:style-name="P4">if object contains.(point)</text:p>
        </text:list-item>
        <text:list-item>
          <text:p text:style-name="P4">moving the box to current point</text:p>
        </text:list-item>
      </text:list>
      <text:p text:style-name="Standard"/>
      <text:p text:style-name="Standard">Lab 5a</text:p>
      <text:list xml:id="list448070913" text:style-name="L3">
        <text:list-item>
          <text:p text:style-name="P5">timer</text:p>
        </text:list-item>
      </text:list>
      <text:p text:style-name="Standard"/>
      <text:p text:style-name="Standard">Lab 6a</text:p>
      <text:list xml:id="list111144227" text:style-name="L4">
        <text:list-item>
          <text:p text:style-name="P6">creating classes(objects)</text:p>
        </text:list-item>
      </text:list>
      <text:p text:style-name="Standard"/>
      <text:p text:style-name="Standard">Lab 7a</text:p>
      <text:list xml:id="list316578300" text:style-name="L5">
        <text:list-item>
          <text:p text:style-name="P7">while statements</text:p>
        </text:list-item>
      </text:list>
      <text:p text:style-name="Standard">Lab 7b</text:p>
      <text:list xml:id="list1500274318" text:style-name="L6">
        <text:list-item>
          <text:p text:style-name="P8">nested while loops</text:p>
        </text:list-item>
        <text:list-item>
          <text:p text:style-name="P8">mod operator ( % )</text:p>
        </text:list-item>
      </text:list>
      <text:p text:style-name="Standard">Lab 9a</text:p>
      <text:list xml:id="list1865612389" text:style-name="L7">
        <text:list-item>
          <text:p text:style-name="P9">Image, Visible Image</text:p>
        </text:list-item>
        <text:list-item>
          <text:p text:style-name="P9">Animation</text:p>
        </text:list-item>
      </text:list>
      <text:p text:style-name="Standard">Lab 9b</text:p>
      <text:list xml:id="list471088765" text:style-name="L8">
        <text:list-item>
          <text:p text:style-name="P10">null operations</text:p>
        </text:list-item>
        <text:list-item>
          <text:p text:style-name="P10">active objects interacting with non-active objects</text:p>
        </text:list-item>
        <text:list-item>
          <text:p text:style-name="P10">sending info back through method paramaters</text:p>
        </text:list-item>
      </text:list>
      <text:p text:style-name="Standard">Lab 9c</text:p>
      <text:list xml:id="list1303266830" text:style-name="L9">
        <text:list-item>
          <text:p text:style-name="P11">changing objects movement path while active</text:p>
        </text:list-item>
        <text:list-item>
          <text:p text:style-name="P11">telling objects about other objects</text:p>
        </text:list-item>
      </text:list>
      <text:p text:style-name="Standard">Lab 9d</text:p>
      <text:list xml:id="list1940193377" text:style-name="L10">
        <text:list-item>
          <text:p text:style-name="P12">race</text:p>
        </text:list-item>
      </text:list>
      <text:p text:style-name="Standard">Lab 10a</text:p>
      <text:list xml:id="list1009466096" text:style-name="L11">
        <text:list-item>
          <text:p text:style-name="P13">interface</text:p>
        </text:list-item>
      </text:list>
      <text:p text:style-name="Standard">Lab10b</text:p>
      <text:list xml:id="list1001648623" text:style-name="L12">
        <text:list-item>
          <text:p text:style-name="P14">primitive GUI-drawing program</text:p>
        </text:list-item>
        <text:list-item>
          <text:p text:style-name="P14">Drawable Interface</text:p>
        </text:list-item>
      </text:list>
      <text:p text:style-name="Standard"><text:soft-page-break/>Lab11a</text:p>
      <text:list xml:id="list1715383144" text:style-name="L13">
        <text:list-item>
          <text:p text:style-name="P15">GUI</text:p>
        </text:list-item>
        <text:list-item>
          <text:p text:style-name="P15">GUI Ball Controller</text:p>
        </text:list-item>
        <text:list-item>
          <text:p text:style-name="P15">Text App GUI</text:p>
        </text:list-item>
      </text:list>
      <text:p text:style-name="Standard">Lab11b</text:p>
      <text:list xml:id="list2083393025" text:style-name="L14">
        <text:list-item>
          <text:p text:style-name="P16">GUI Labels</text:p>
        </text:list-item>
        <text:list-item>
          <text:p text:style-name="P16">PlayWithGUI(window duplicator)</text:p>
        </text:list-item>
      </text:list>
      <text:p text:style-name="Standard">Lab11c</text:p>
      <text:list xml:id="list1268248525" text:style-name="L15">
        <text:list-item>
          <text:p text:style-name="P17">Opening java through terminal</text:p>
        </text:list-item>
        <text:list-item>
          <text:p text:style-name="P17">tons of GUI objects</text:p>
        </text:list-item>
      </text:list>
      <text:p text:style-name="Standard">Lab12a</text:p>
      <text:list xml:id="list88698546" text:style-name="L16">
        <text:list-item>
          <text:p text:style-name="P18">Recursive stuff</text:p>
        </text:list-item>
      </text:list>
      <text:p text:style-name="Standard">Lab13a</text:p>
      <text:list xml:id="list1247662155" text:style-name="L17">
        <text:list-item>
          <text:p text:style-name="P45">arrays and such</text:p>
        </text:list-item>
      </text:list>
      <text:p text:style-name="P1">Lab14a</text:p>
      <text:list xml:id="list1004697606" text:style-name="L18">
        <text:list-item>
          <text:p text:style-name="P46">more on arrays</text:p>
          <text:list>
            <text:list-item>
              <text:p text:style-name="P46">diamond, triangle, radar controller</text:p>
            </text:list-item>
          </text:list>
        </text:list-item>
      </text:list>
      <text:p text:style-name="P1">Lab15a</text:p>
      <text:list xml:id="list1044266570" text:style-name="L19">
        <text:list-item>
          <text:p text:style-name="P47">array lists</text:p>
        </text:list-item>
        <text:list-item>
          <text:p text:style-name="P47">parsing an int/double (bank account)</text:p>
        </text:list-item>
        <text:list-item>
          <text:p text:style-name="P47">2 d arrays (corp sales)</text:p>
        </text:list-item>
      </text:list>
      <text:p text:style-name="Standard">Lab15b</text:p>
      <text:list xml:id="list960759171" text:style-name="L20">
        <text:list-item>
          <text:p text:style-name="P19">EchoIntegers <text:s text:c="4"/>Scanners and terminal use</text:p>
        </text:list-item>
      </text:list>
      <text:p text:style-name="Standard">Lab16a</text:p>
      <text:list xml:id="list1695361675" text:style-name="L21">
        <text:list-item>
          <text:p text:style-name="P20">String methods and such</text:p>
        </text:list-item>
      </text:list>
      <text:p text:style-name="Standard">Lab17a</text:p>
      <text:list xml:id="list290334380" text:style-name="L22">
        <text:list-item>
          <text:p text:style-name="P21">Inheritence (tophatface of funnyface)</text:p>
        </text:list-item>
        <text:list-item>
          <text:p text:style-name="P21">Type casting</text:p>
        </text:list-item>
      </text:list>
      <text:p text:style-name="Standard">Lab17b</text:p>
      <text:list xml:id="list1175769769" text:style-name="L23">
        <text:list-item>
          <text:p text:style-name="P22">More inheritence (frameddisplay)</text:p>
        </text:list-item>
      </text:list>
      <text:p text:style-name="Standard">Lab19a</text:p>
      <text:list xml:id="list908797157" text:style-name="L24">
        <text:list-item>
          <text:p text:style-name="P23">Try-catch (EchoInteger 3++)</text:p>
        </text:list-item>
        <text:list-item>
          <text:p text:style-name="P23">Streams</text:p>
          <text:list>
            <text:list-item>
              <text:p text:style-name="P23">JfileChooser ( new File ()) IO TESTER</text:p>
            </text:list-item>
          </text:list>
        </text:list-item>
      </text:list>
      <text:p text:style-name="Standard">Lab19b</text:p>
      <text:list xml:id="list223473413" text:style-name="L25">
        <text:list-item>
          <text:p text:style-name="P24">More Streams</text:p>
        </text:list-item>
        <text:list-item>
          <text:p text:style-name="P24">Calenders</text:p>
        </text:list-item>
      </text:list>
      <text:p text:style-name="Standard">Lab20a</text:p>
      <text:list xml:id="list324283347" text:style-name="L26">
        <text:list-item>
          <text:p text:style-name="P25">print f functions</text:p>
        </text:list-item>
        <text:list-item>
          <text:p text:style-name="P25">Search methods</text:p>
        </text:list-item>
      </text:list>
      <text:p text:style-name="Standard">Lab20b (gradeBook)</text:p>
      <text:list xml:id="list244598439" text:style-name="L27">
        <text:list-item>
          <text:p text:style-name="P26">Sorts</text:p>
        </text:list-item>
        <text:list-item>
          <text:p text:style-name="P26">Searches</text:p>
        </text:list-item>
      </text:list>
      <text:p text:style-name="Standard"/>
      <text:p text:style-name="Standard"/>
      <text:p text:style-name="Standard"/>
      <text:p text:style-name="Standard"><text:soft-page-break/></text:p>
      <text:p text:style-name="P2">Lab Index</text:p>
      <text:p text:style-name="Standard">Lab2</text:p>
      <text:list xml:id="list1831249535" text:style-name="L28">
        <text:list-item>
          <text:p text:style-name="P27">moving objects</text:p>
        </text:list-item>
        <text:list-item>
          <text:p text:style-name="P27">show/hide</text:p>
        </text:list-item>
        <text:list-item>
          <text:p text:style-name="P27">random int generator</text:p>
        </text:list-item>
        <text:list-item>
          <text:p text:style-name="P27">colors</text:p>
        </text:list-item>
      </text:list>
      <text:p text:style-name="Standard"/>
      <text:p text:style-name="Standard">Lab3</text:p>
      <text:list xml:id="list1311051865" text:style-name="L29">
        <text:list-item>
          <text:p text:style-name="P28">if statements</text:p>
        </text:list-item>
      </text:list>
      <text:p text:style-name="Standard"/>
      <text:p text:style-name="Standard">Lab4</text:p>
      <text:list xml:id="list1602151638" text:style-name="L30">
        <text:list-item>
          <text:p text:style-name="P29">changing and displaying characters (cyrillic)</text:p>
        </text:list-item>
        <text:list-item>
          <text:p text:style-name="P29">binary stuff</text:p>
        </text:list-item>
      </text:list>
      <text:p text:style-name="Standard"/>
      <text:p text:style-name="Standard">Lab5</text:p>
      <text:list xml:id="list1497270578" text:style-name="L31">
        <text:list-item>
          <text:p text:style-name="P30">Math formulas</text:p>
        </text:list-item>
        <text:list-item>
          <text:p text:style-name="P30">creating class(objects) (rabbit/turtle)</text:p>
        </text:list-item>
      </text:list>
      <text:p text:style-name="Standard"/>
      <text:p text:style-name="Standard">Lab6</text:p>
      <text:list xml:id="list1993042739" text:style-name="L32">
        <text:list-item>
          <text:p text:style-name="P31">classes and conditionals</text:p>
        </text:list-item>
      </text:list>
      <text:p text:style-name="Standard"/>
      <text:p text:style-name="Standard">Lab7</text:p>
      <text:list xml:id="list885099011" text:style-name="L33">
        <text:list-item>
          <text:p text:style-name="P32">while loops</text:p>
          <text:list>
            <text:list-item>
              <text:p text:style-name="P32">bullseye and bowling pins</text:p>
            </text:list-item>
          </text:list>
        </text:list-item>
        <text:list-item>
          <text:p text:style-name="P32">sending info back through the method paramaters</text:p>
        </text:list-item>
      </text:list>
      <text:p text:style-name="Standard"/>
      <text:p text:style-name="Standard">Lab8</text:p>
      <text:list xml:id="list1902734385" text:style-name="L34">
        <text:list-item>
          <text:p text:style-name="P33">Active objects</text:p>
        </text:list-item>
        <text:list-item>
          <text:p text:style-name="P33">mathmatical formulas with active objects</text:p>
        </text:list-item>
      </text:list>
      <text:p text:style-name="Standard"/>
      <text:p text:style-name="Standard">Lab9</text:p>
      <text:list xml:id="list2061579861" text:style-name="L35">
        <text:list-item>
          <text:p text:style-name="P34">Active objects and non active objects</text:p>
        </text:list-item>
        <text:list-item>
          <text:p text:style-name="P34">addictive game</text:p>
        </text:list-item>
      </text:list>
      <text:p text:style-name="Standard"/>
      <text:p text:style-name="Standard">Lab10</text:p>
      <text:list xml:id="list1159070205" text:style-name="L36">
        <text:list-item>
          <text:p text:style-name="P35">Interfaces</text:p>
        </text:list-item>
      </text:list>
      <text:p text:style-name="Standard">Lab11</text:p>
      <text:list xml:id="list1212917949" text:style-name="L37">
        <text:list-item>
          <text:p text:style-name="P36">GUI </text:p>
        </text:list-item>
        <text:list-item>
          <text:p text:style-name="P36">Calculator</text:p>
        </text:list-item>
        <text:list-item>
          <text:p text:style-name="P36">Sliders Text Field</text:p>
        </text:list-item>
        <text:list-item>
          <text:p text:style-name="P36">RunCalculator through Terminal</text:p>
        </text:list-item>
      </text:list>
      <text:p text:style-name="Standard">Lab12</text:p>
      <text:list xml:id="list1737101496" text:style-name="L38">
        <text:list-item>
          <text:p text:style-name="P37">GUI Calculator</text:p>
        </text:list-item>
      </text:list>
      <text:p text:style-name="Standard">Lab13 </text:p>
      <text:list xml:id="list1587551864" text:style-name="L39">
        <text:list-item>
          <text:p text:style-name="P38">Recurssion</text:p>
        </text:list-item>
        <text:list-item>
          <text:p text:style-name="P38">Targets</text:p>
        </text:list-item>
      </text:list>
      <text:p text:style-name="Standard"><text:soft-page-break/></text:p>
      <text:p text:style-name="Standard">Lab14 (race)</text:p>
      <text:list xml:id="list326094125" text:style-name="L40">
        <text:list-item>
          <text:p text:style-name="P39">Naming and keeping track of objects</text:p>
        </text:list-item>
      </text:list>
      <text:p text:style-name="Standard">Lab15 (imageManipulator)</text:p>
      <text:list xml:id="list1487204219" text:style-name="L41">
        <text:list-item>
          <text:p text:style-name="P40">manipulating pixels through arrays</text:p>
        </text:list-item>
      </text:list>
      <text:p text:style-name="Standard">Lab16</text:p>
      <text:list xml:id="list406927306" text:style-name="L42">
        <text:list-item>
          <text:p text:style-name="P41">Streams in the terminal window</text:p>
        </text:list-item>
        <text:list-item>
          <text:p text:style-name="P41">HTML displayed Applets</text:p>
        </text:list-item>
      </text:list>
      <text:p text:style-name="Standard">Lab17(pigLatin)</text:p>
      <text:list xml:id="list1285135643" text:style-name="L43">
        <text:list-item>
          <text:p text:style-name="P42">String functions/methods/manipulation</text:p>
        </text:list-item>
      </text:list>
      <text:p text:style-name="Standard">Lab18</text:p>
      <text:list xml:id="list1012496609" text:style-name="L44">
        <text:list-item>
          <text:p text:style-name="P43">Inheritence (Visible Image)</text:p>
        </text:list-item>
      </text:list>
      <text:p text:style-name="Standard">LabProject</text:p>
      <text:list xml:id="list300229577" text:style-name="L45">
        <text:list-item>
          <text:p text:style-name="P44">Streams (BufferedReader, FileWriter)</text:p>
        </text:list-item>
        <text:list-item>
          <text:p text:style-name="P44">GUI stuff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Zurn</meta:initial-creator>
    <meta:creation-date>2010-10-10T20:44:04</meta:creation-date>
    <dc:date>2010-12-06T22:51:27</dc:date>
    <dc:creator>Andrew Zurn</dc:creator>
    <meta:editing-duration>PT02H48M45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4" meta:paragraph-count="136" meta:word-count="412" meta:character-count="2308"/>
  </office:meta>
</office:document-meta>
</file>